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0000"/>
    </style:style>
    <style:style style:name="P2" style:family="paragraph" style:parent-style-name="Standard">
      <style:text-properties fo:color="#ff0000"/>
    </style:style>
    <style:style style:name="P3" style:family="paragraph" style:parent-style-name="Standard" style:list-style-name="L1">
      <style:paragraph-properties fo:margin-top="0cm" fo:margin-bottom="0cm"/>
    </style:style>
    <style:style style:name="P4" style:family="paragraph" style:parent-style-name="Standard" style:list-style-name="L1">
      <style:paragraph-properties fo:margin-top="0cm" fo:margin-bottom="0cm"/>
      <style:text-properties fo:color="#000000"/>
    </style:style>
    <style:style style:name="P5" style:family="paragraph" style:parent-style-name="Standard" style:list-style-name="L1">
      <style:paragraph-properties fo:margin-top="0cm" fo:margin-bottom="0cm"/>
      <style:text-properties fo:color="#ff0000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ff0000"/>
    </style:style>
    <style:style style:name="T4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0084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rmal style is set to text color „Chart12“. This paragraph must be <text:span text:style-name="T1">blue</text:span>.</text:p>
      <text:list xml:id="list7023089816947339485" text:style-name="L1">
        <text:list-item>
          <text:p text:style-name="P3">Default paragraph with blue bullet.</text:p>
        </text:list-item>
        <text:list-item>
          <text:p text:style-name="P3">Blue <text:span text:style-name="T2">black </text:span><text:span text:style-name="T3">red</text:span>, with <text:span text:style-name="T1">blue bullet</text:span>.</text:p>
        </text:list-item>
        <text:list-item>
          <text:p text:style-name="P4"><text:span text:style-name="T5">Blue </text:span>black <text:span text:style-name="T3">red</text:span><text:span text:style-name="T5">, with </text:span><text:span text:style-name="T1">black bullet</text:span><text:span text:style-name="T5">.</text:span></text:p>
        </text:list-item>
        <text:list-item>
          <text:p text:style-name="P5"><text:span text:style-name="T5">Blue </text:span><text:span text:style-name="T2">black </text:span>red<text:span text:style-name="T5">, with </text:span><text:span text:style-name="T1">red bullet</text:span><text:span text:style-name="T5">.</text:span></text:p>
        </text:list-item>
      </text:list>
      <text:p text:style-name="Standard">Next paragraph is empty without explicit character attributes. Inserted text must be <text:span text:style-name="T1">blue</text:span>.</text:p>
      <text:p text:style-name="Standard"/>
      <text:p text:style-name="Standard">Next paragraph is empty with explicit text color. Inserted text must be <text:span text:style-name="T4">red</text:span>.</text:p>
      <text:p text:style-name="P1"/>
      <text:p text:style-name="P1">Entire paragraph in red.</text:p>
      <text:p text:style-name="Standard">End of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99cm"/>
      <style:text-properties fo:color="#0084d1" style:font-name="Calibri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3T14:33:17.21</meta:creation-date>
    <dc:date>2012-11-26T18:11:36.67</dc:date>
    <meta:editing-duration>PT8M13S</meta:editing-duration>
    <meta:editing-cycles>2</meta:editing-cycles>
    <meta:generator>OpenOffice.org/3.4$Win32 OpenOffice.org_project/340m1$Build-9590</meta:generator>
    <meta:document-statistic meta:table-count="0" meta:image-count="0" meta:object-count="0" meta:page-count="1" meta:paragraph-count="9" meta:word-count="73" meta:character-count="417"/>
  </office:meta>
</office:document-meta>
</file>